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8335in" fo:min-width="2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709in" fo:min-width="1.7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0102in" fo:min-width="1.9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8957in" fo:min-width="1.8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8646in" fo:min-width="1.8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8335in" fo:min-width="1.8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7709in" fo:min-width="1.6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6874in" fo:min-width="1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8335in" fo:min-width="1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6673in" fo:min-width="1.2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7709in" fo:min-width="2.01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2.1878in" svg:height="0.8335in" svg:x="2.128in" svg:y="0.828in"><text:p><text:s text:c="3"/>Project Management System</text:p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1" svg:x1="3.211in" svg:y1="1.661in" svg:x2="3.211in" svg:y2="2.5984in"><text:p/></draw:line><draw:custom-shape text:anchor-type="paragraph" draw:z-index="2" draw:name="Shape3" draw:style-name="gr3" svg:width="1.7713in" svg:height="0.7713in" svg:x="0.1173in" svg:y="3.7547in"><text:p><text:s text:c="8"/>Authentication</text:p><draw:enhanced-geometry svg:viewBox="0 0 21600 21600" draw:type="rectangle" draw:enhanced-path="M 0 0 L 21600 0 21600 21600 0 21600 0 0 Z N"/></draw:custom-shape><draw:line text:anchor-type="paragraph" draw:z-index="3" draw:name="Shape4" draw:style-name="gr2" draw:text-style-name="P1" svg:x1="3.2114in" svg:y1="2.5984in" svg:x2="0.9717in" svg:y2="2.5882in"><text:p/></draw:line><draw:line text:anchor-type="paragraph" draw:z-index="4" draw:name="Shape5" draw:style-name="gr2" draw:text-style-name="P1" svg:x1="0.9717in" svg:y1="2.5984in" svg:x2="0.9717in" svg:y2="3.7547in"><text:p/></draw:line><draw:line text:anchor-type="paragraph" draw:z-index="5" draw:name="Shape6" draw:style-name="gr2" draw:text-style-name="P1" svg:x1="3.211in" svg:y1="2.5984in" svg:x2="3.2008in" svg:y2="4.9004in"><text:p/></draw:line><draw:custom-shape text:anchor-type="paragraph" draw:z-index="6" draw:name="Shape7" draw:style-name="gr4" svg:width="1.948in" svg:height="1.0106in" svg:x="2.2008in" svg:y="4.9008in"><text:p><text:s text:c="7"/>COMPANY Check</text:p><draw:enhanced-geometry svg:viewBox="0 0 21600 21600" draw:type="rectangle" draw:enhanced-path="M 0 0 L 21600 0 21600 21600 0 21600 0 0 Z N"/></draw:custom-shape><draw:custom-shape text:anchor-type="paragraph" draw:z-index="7" draw:name="Shape8" draw:style-name="gr5" svg:width="1.8232in" svg:height="0.8961in" svg:x="0.4717in" svg:y="6.7236in"><text:p><text:s/><text:s/><text:s/><text:s/><text:s/>PROJECT Check</text:p><draw:enhanced-geometry svg:viewBox="0 0 21600 21600" draw:type="rectangle" draw:enhanced-path="M 0 0 L 21600 0 21600 21600 0 21600 0 0 Z N"/></draw:custom-shape><draw:line text:anchor-type="paragraph" draw:z-index="8" draw:name="Shape9" draw:style-name="gr2" draw:text-style-name="P1" svg:x1="2.4402in" svg:y1="5.911in" svg:x2="2.4402in" svg:y2="6.3382in"><text:p/></draw:line><draw:line text:anchor-type="paragraph" draw:z-index="9" draw:name="Shape10" draw:style-name="gr2" draw:text-style-name="P1" svg:x1="2.4406in" svg:y1="6.3382in" svg:x2="1.2425in" svg:y2="6.3382in"><text:p/></draw:line><draw:line text:anchor-type="paragraph" draw:z-index="10" draw:name="Shape11" draw:style-name="gr2" draw:text-style-name="P1" svg:x1="1.2425in" svg:y1="6.3382in" svg:x2="1.2425in" svg:y2="6.7236in"><text:p/></draw:line><draw:custom-shape text:anchor-type="paragraph" draw:z-index="11" draw:name="Shape12" draw:style-name="gr6" svg:width="1.8335in" svg:height="0.865in" svg:x="0.4402in" svg:y="8.6402in"><text:p><text:tab/>Update TASK</text:p><draw:enhanced-geometry svg:viewBox="0 0 21600 21600" draw:type="rectangle" draw:enhanced-path="M 0 0 L 21600 0 21600 21600 0 21600 0 0 Z N"/></draw:custom-shape><draw:line text:anchor-type="paragraph" draw:z-index="12" draw:name="Shape13" draw:style-name="gr2" draw:text-style-name="P1" svg:x1="1.2217in" svg:y1="7.6193in" svg:x2="1.2319in" svg:y2="8.6402in"><text:p/></draw:line><draw:line text:anchor-type="paragraph" draw:z-index="13" draw:name="Shape14" draw:style-name="gr2" draw:text-style-name="P1" svg:x1="1.2217in" svg:y1="7.911in" svg:x2="3.7528in" svg:y2="7.9319in"><text:p/></draw:line><draw:line text:anchor-type="paragraph" draw:z-index="14" draw:name="Shape15" draw:style-name="gr2" draw:text-style-name="P1" svg:x1="3.7528in" svg:y1="7.9319in" svg:x2="3.7528in" svg:y2="8.6193in"><text:p/></draw:line><draw:custom-shape text:anchor-type="paragraph" draw:z-index="15" draw:name="Shape16" draw:style-name="gr7" svg:width="1.8961in" svg:height="0.8335in" svg:x="2.7634in" svg:y="8.6193in"><text:p><text:tab/>Update Comment</text:p><draw:enhanced-geometry svg:viewBox="0 0 21600 21600" draw:type="rectangle" draw:enhanced-path="M 0 0 L 21600 0 21600 21600 0 21600 0 0 Z N"/></draw:custom-shape><draw:line text:anchor-type="paragraph" draw:z-index="16" draw:name="Shape17" draw:style-name="gr2" draw:text-style-name="P1" svg:x1="3.7528in" svg:y1="7.9319in" svg:x2="6.1902in" svg:y2="7.9421in"><text:p/></draw:line><draw:line text:anchor-type="paragraph" draw:z-index="17" draw:name="Shape18" draw:style-name="gr2" draw:text-style-name="P1" svg:x1="6.1902in" svg:y1="7.9425in" svg:x2="6.1902in" svg:y2="8.6508in"><text:p/></draw:line><draw:custom-shape text:anchor-type="paragraph" draw:z-index="18" draw:name="Shape19" draw:style-name="gr8" svg:width="1.6461in" svg:height="0.7713in" svg:x="5.3154in" svg:y="8.6193in"><text:p><text:tab/>Vote</text:p><draw:enhanced-geometry svg:viewBox="0 0 21600 21600" draw:type="rectangle" draw:enhanced-path="M 0 0 L 21600 0 21600 21600 0 21600 0 0 Z N"/></draw:custom-shape><draw:line text:anchor-type="paragraph" draw:z-index="19" draw:name="Shape20" draw:style-name="gr2" draw:text-style-name="P1" svg:x1="4.9717in" svg:y1="7.9425in" svg:x2="4.9717in" svg:y2="9.7134in"><text:p/></draw:line><draw:custom-shape text:anchor-type="paragraph" draw:z-index="20" draw:name="Shape21" draw:style-name="gr9" svg:width="1.4276in" svg:height="0.6878in" svg:x="4.3256in" svg:y="9.6925in"><text:p><text:s text:c="8"/>State check</text:p><draw:enhanced-geometry svg:viewBox="0 0 21600 21600" draw:type="rectangle" draw:enhanced-path="M 0 0 L 21600 0 21600 21600 0 21600 0 0 Z N"/></draw:custom-shape><draw:line text:anchor-type="paragraph" draw:z-index="21" draw:name="Shape22" draw:style-name="gr2" draw:text-style-name="P1" svg:x1="0.2213in" svg:y1="4.5256in" svg:x2="0.211in" svg:y2="5.5673in"><text:p/></draw:line><draw:custom-shape text:anchor-type="paragraph" draw:z-index="22" draw:name="Shape23" draw:style-name="gr10" svg:width="1.4067in" svg:height="0.8335in" svg:x="-2.2264in" svg:y="5.578in"><text:p><text:s text:c="5"/>Update profile</text:p><draw:enhanced-geometry svg:viewBox="0 0 21600 21600" draw:type="rectangle" draw:enhanced-path="M 0 0 L 21600 0 21600 21600 0 21600 0 0 Z N"/></draw:custom-shape><draw:line text:anchor-type="paragraph" draw:z-index="23" draw:name="Shape24" draw:style-name="gr2" draw:text-style-name="P1" svg:x1="1.3882in" svg:y1="4.5256in" svg:x2="1.3882in" svg:y2="5.1508in"><text:p/></draw:line><draw:custom-shape text:anchor-type="paragraph" draw:z-index="24" draw:name="Shape25" draw:style-name="gr11" draw:text-style-name="P2" svg:width="1.2406in" svg:height="0.6677in" svg:x="0.8465in" svg:y="5.1717in"><text:p text:style-name="P2">View notifications</text:p><draw:enhanced-geometry svg:viewBox="0 0 21600 21600" draw:type="rectangle" draw:enhanced-path="M 0 0 L 21600 0 21600 21600 0 21600 0 0 Z N"/></draw:custom-shape><draw:custom-shape text:anchor-type="paragraph" draw:z-index="25" draw:name="Shape27" draw:style-name="gr12" svg:width="2.0106in" svg:height="0.7713in" svg:x="2.8362in" svg:y="6.7862in"><text:p><text:tab/>Send Message</text:p><draw:enhanced-geometry svg:viewBox="0 0 21600 21600" draw:type="rectangle" draw:enhanced-path="M 0 0 L 21600 0 21600 21600 0 21600 0 0 Z N"/></draw:custom-shape><draw:line text:anchor-type="paragraph" draw:z-index="26" draw:name="Shape28" draw:style-name="gr2" draw:text-style-name="P1" svg:x1="3.6902in" svg:y1="5.911in" svg:x2="3.6902in" svg:y2="6.786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3:46:55.403818778</meta:creation-date>
    <dc:date>2017-10-15T14:21:26.630959361</dc:date>
    <meta:editing-duration>PT24M2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